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ey!! Don't just scream all of a sudden,
Hamuko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matter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you're going to check for echoes, at least
shout, "Ya-hoooh"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"Ya-hoooh" is for mountains. On the sea, it's
definitely gotta be "Aaaah!"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follow. The sea air must be messing with
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Let me explain! Today, Hamuko's year group are
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nd that's a death flag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1+02:00</meta:creation-date>
    <dc:date>2019-09-21T11:23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